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4b6" officeooo:paragraph-rsid="0015a4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.7.13 (default, Nov 24 2017, 17:33:09) </text:p>
      <text:p text:style-name="P1">[GCC 6.3.0 20170516] on linux2</text:p>
      <text:p text:style-name="P1">Type "copyright", "credits" or "license()" for more information.</text:p>
      <text:p text:style-name="P1">&gt;&gt;&gt; </text:p>
      <text:p text:style-name="P1"><text:s/>RESTART: /home/pi/Desktop/backup files py 3/Terry##/CodeMergeAttempt1/main.py </text:p>
      <text:p text:style-name="P1">[INFO <text:s text:c="13"/>] [Logger <text:s text:c="5"/>] Record log in /home/pi/.kivy/logs/kivy_18-05-30_2.txt</text:p>
      <text:p text:style-name="P1">[INFO <text:s text:c="13"/>] [Kivy <text:s text:c="7"/>] v1.9.1</text:p>
      <text:p text:style-name="P1">[INFO <text:s text:c="13"/>] [Python <text:s text:c="5"/>] v2.7.13 (default, Nov 24 2017, 17:33:09) </text:p>
      <text:p text:style-name="P1">[GCC 6.3.0 20170516]</text:p>
      <text:p text:style-name="P1">[INFO <text:s text:c="13"/>] [Factory <text:s text:c="4"/>] 179 symbols loaded</text:p>
      <text:p text:style-name="P1">[INFO <text:s text:c="13"/>] [Image <text:s text:c="6"/>] Providers: img_tex, img_dds, img_gif, img_sdl2, img_pil (img_ffpyplayer ignored)</text:p>
      <text:p text:style-name="P1">HI I AM A SCORECHANGER!!!!</text:p>
      <text:p text:style-name="P1">Creating Switches</text:p>
      <text:p text:style-name="P1">Chip One Done</text:p>
      <text:p text:style-name="P1">Chip Two Done</text:p>
      <text:p text:style-name="P1">Chip Three Done</text:p>
      <text:p text:style-name="P1">Creating Coils</text:p>
      <text:p text:style-name="P1">[INFO <text:s text:c="13"/>] [OSC <text:s text:c="8"/>] using &lt;multiprocessing&gt; for socket</text:p>
      <text:p text:style-name="P1">[INFO <text:s text:c="13"/>] [Window <text:s text:c="5"/>] Provider: sdl2(['window_egl_rpi'] ignored)</text:p>
      <text:p text:style-name="P1">[INFO <text:s text:c="13"/>] [GL <text:s text:c="9"/>] OpenGL version &lt;3.0 Mesa 13.0.6&gt;</text:p>
      <text:p text:style-name="P1">[INFO <text:s text:c="13"/>] [GL <text:s text:c="9"/>] OpenGL vendor &lt;VMware, Inc.&gt;</text:p>
      <text:p text:style-name="P1">[INFO <text:s text:c="13"/>] [GL <text:s text:c="9"/>] OpenGL renderer &lt;Gallium 0.4 on llvmpipe (LLVM 3.9, 128 bits)&gt;</text:p>
      <text:p text:style-name="P1">[INFO <text:s text:c="13"/>] [GL <text:s text:c="9"/>] OpenGL parsed version: 3, 0</text:p>
      <text:p text:style-name="P1">[INFO <text:s text:c="13"/>] [GL <text:s text:c="9"/>] Shading version &lt;1.30&gt;</text:p>
      <text:p text:style-name="P1">[INFO <text:s text:c="13"/>] [GL <text:s text:c="9"/>] Texture max size &lt;8192&gt;</text:p>
      <text:p text:style-name="P1">[INFO <text:s text:c="13"/>] [GL <text:s text:c="9"/>] Texture max units &lt;32&gt;</text:p>
      <text:p text:style-name="P1">[INFO <text:s text:c="13"/>] [Window <text:s text:c="5"/>] auto add sdl2 input provider</text:p>
      <text:p text:style-name="P1">[INFO <text:s text:c="13"/>] [Window <text:s text:c="5"/>] virtual keyboard not allowed, single mode, not docked</text:p>
      <text:p text:style-name="P1">[INFO <text:s text:c="13"/>] [Text <text:s text:c="7"/>] Provider: sdl2</text:p>
      <text:p text:style-name="P1">[ERROR <text:s text:c="12"/>] [Image <text:s text:c="6"/>] Error reading file /home/pi/Desktop/Ruben#/Test/space.png</text:p>
      <text:p text:style-name="P1">[INFO <text:s text:c="13"/>] [ProbeSysfs <text:s/>] device match: /dev/input/event1</text:p>
      <text:p text:style-name="P1">[INFO <text:s text:c="13"/>] [HIDInput <text:s text:c="3"/>] Read event from &lt;/dev/input/event1&gt;</text:p>
      <text:p text:style-name="P1">[INFO <text:s text:c="13"/>] [ProbeSysfs <text:s/>] device match: /dev/input/event0</text:p>
      <text:p text:style-name="P1">[INFO <text:s text:c="13"/>] [HIDInput <text:s text:c="3"/>] Read event from &lt;/dev/input/event0&gt;</text:p>
      <text:p text:style-name="P1">[INFO <text:s text:c="13"/>] [Base <text:s text:c="7"/>] Start application main loop</text:p>
      <text:p text:style-name="P1">[INFO <text:s text:c="13"/>] [HIDMotionEvent] using &lt;Logitech K810&gt;</text:p>
      <text:p text:style-name="P1">[INFO <text:s text:c="13"/>] [HIDMotionEvent] using &lt;MX Anywhere 2&gt;</text:p>
      <text:p text:style-name="P1">[INFO <text:s text:c="13"/>] [GL <text:s text:c="9"/>] NPOT texture support is available</text:p>
      <text:p text:style-name="P1">State: 0 Score: 0 Lives: 0</text:p>
      <text:p text:style-name="P1">State: 1 Score: 0 Lives: 0</text:p>
      <text:p text:style-name="P1">State: 2 Score: 0 Lives: 3</text:p>
      <text:p text:style-name="P1">eerste if is geactiveerd</text:p>
      <text:p text:style-name="P1">BALL PUSHER IS AAN</text:p>
      <text:p text:style-name="P1">ballLaunchBallGate is gelijk aan 0</text:p>
      <text:p text:style-name="P1">State: 3 Score: 0 Lives: 3</text:p>
      <text:p text:style-name="P1">[INFO <text:s text:c="13"/>] [Base <text:s text:c="7"/>] Leaving application in progress...</text:p>
      <text:p text:style-name="P1"><text:s/></text:p>
      <text:p text:style-name="P1"><text:s/>Traceback (most recent call last):</text:p>
      <text:p text:style-name="P1"><text:s text:c="3"/>File "/home/pi/Desktop/backup files py 3/Terry##/CodeMergeAttempt1/main.py", line 430, in &lt;module&gt;</text:p>
      <text:p text:style-name="P1"><text:s text:c="5"/>FlipperApp().run()</text:p>
      <text:p text:style-name="P1"><text:soft-page-break/><text:s text:c="3"/>File "/usr/lib/python2.7/dist-packages/kivy/app.py", line 828, in run</text:p>
      <text:p text:style-name="P1"><text:s text:c="5"/>runTouchApp()</text:p>
      <text:p text:style-name="P1"><text:s text:c="3"/>File "/usr/lib/python2.7/dist-packages/kivy/base.py", line 487, in runTouchApp</text:p>
      <text:p text:style-name="P1"><text:s text:c="5"/>EventLoop.window.mainloop()</text:p>
      <text:p text:style-name="P1"><text:s text:c="3"/>File "/usr/lib/python2.7/dist-packages/kivy/core/window/window_sdl2.py", line 619, in mainloop</text:p>
      <text:p text:style-name="P1"><text:s text:c="5"/>self._mainloop()</text:p>
      <text:p text:style-name="P1"><text:s text:c="3"/>File "/usr/lib/python2.7/dist-packages/kivy/core/window/window_sdl2.py", line 362, in _mainloop</text:p>
      <text:p text:style-name="P1"><text:s text:c="5"/>EventLoop.idle()</text:p>
      <text:p text:style-name="P1"><text:s text:c="3"/>File "/usr/lib/python2.7/dist-packages/kivy/base.py", line 327, in idle</text:p>
      <text:p text:style-name="P1"><text:s text:c="5"/>Clock.tick()</text:p>
      <text:p text:style-name="P1"><text:s text:c="3"/>File "/usr/lib/python2.7/dist-packages/kivy/clock.py", line 515, in tick</text:p>
      <text:p text:style-name="P1"><text:s text:c="5"/>self._process_events()</text:p>
      <text:p text:style-name="P1"><text:s text:c="3"/>File "/usr/lib/python2.7/dist-packages/kivy/clock.py", line 647, in _process_events</text:p>
      <text:p text:style-name="P1"><text:s text:c="5"/>event.tick(self._last_tick, remove)</text:p>
      <text:p text:style-name="P1"><text:s text:c="3"/>File "/usr/lib/python2.7/dist-packages/kivy/clock.py", line 406, in tick</text:p>
      <text:p text:style-name="P1"><text:s text:c="5"/>ret = callback(self._dt)</text:p>
      <text:p text:style-name="P1"><text:s text:c="3"/>File "/home/pi/Desktop/backup files py 3/Terry##/CodeMergeAttempt1/main.py", line 344, in update</text:p>
      <text:p text:style-name="P1"><text:s text:c="5"/>func(self, deltaTime)</text:p>
      <text:p text:style-name="P1"><text:s text:c="3"/>File "/home/pi/Desktop/backup files py 3/Terry##/CodeMergeAttempt1/main.py", line 255, in GameLogic</text:p>
      <text:p text:style-name="P1"><text:s text:c="5"/>if self.gameOverBallGate.getState() == 1:</text:p>
      <text:p text:style-name="P1"><text:s text:c="3"/>File "/home/pi/Desktop/backup files py 3/Terry##/CodeMergeAttempt1/Switch.py", line 17, in getState</text:p>
      <text:p text:style-name="P1"><text:s text:c="5"/>if self.mcp.input(self.switchPin) == 1:</text:p>
      <text:p text:style-name="P1"><text:s text:c="3"/>File "/home/pi/Desktop/backup files py 3/Terry##/CodeMergeAttempt1/MCP23017.py", line 164, in input</text:p>
      <text:p text:style-name="P1"><text:s text:c="5"/>regValue = self.i2c.readU8(MCP23017_GPIOB)</text:p>
      <text:p text:style-name="P1"><text:s text:c="3"/>File "/home/pi/.local/lib/python2.7/site-packages/Adafruit_GPIO/I2C.py", line 148, in readU8</text:p>
      <text:p text:style-name="P1"><text:s text:c="5"/>result = self._bus.read_byte_data(self._address, register) &amp; 0xFF</text:p>
      <text:p text:style-name="P1"><text:s text:c="3"/>File "/home/pi/.local/lib/python2.7/site-packages/Adafruit_PureIO/smbus.py", line 155, in read_byte_data</text:p>
      <text:p text:style-name="P1"><text:s text:c="5"/>ioctl(self._device.fileno(), I2C_RDWR, request)</text:p>
      <text:p text:style-name="P1"><text:s/>IOError: [Errno 121] Remote I/O error</text:p>
      <text:p text:style-name="P1">&gt;&gt;&gt; <text:s/>Exception in thread Thread-1:</text:p>
      <text:p text:style-name="P1"><text:s/>Traceback (most recent call last):</text:p>
      <text:p text:style-name="P1"><text:s text:c="3"/>File "/usr/lib/python2.7/threading.py", line 801, in __bootstrap_inner</text:p>
      <text:p text:style-name="P1"><text:s text:c="5"/>self.run()</text:p>
      <text:p text:style-name="P1"><text:s text:c="3"/>File "/usr/lib/python2.7/threading.py", line 754, in run</text:p>
      <text:p text:style-name="P1"><text:s text:c="5"/>self.__target(*self.__args, **self.__kwargs)</text:p>
      <text:p text:style-name="P1"><text:s text:c="3"/>File "/usr/lib/python2.7/dist-packages/kivy/input/providers/hidinput.py", line 701, in _thread_run</text:p>
      <text:p text:style-name="P1"><text:s text:c="5"/>process_as_mouse_or_keyboard(*infos)</text:p>
      <text:p text:style-name="P1"><text:s text:c="3"/>File "/usr/lib/python2.7/dist-packages/kivy/input/providers/hidinput.py", line 551, in process_as_mouse_or_keyboard</text:p>
      <text:p text:style-name="P1"><text:s text:c="5"/>Keyboard.keycodes[l.lower()],</text:p>
      <text:p text:style-name="P1"><text:s/>KeyError: 'ctrl'</text:p>
      <text:p text:style-name="P1"><text:s/></text:p>
      <text:p text:style-name="P1">KeyboardInterrupt</text:p>
      <text:p text:style-name="P1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6:15:00.863482555</meta:creation-date>
    <dc:date>2018-05-30T16:15:22.827085102</dc:date>
    <meta:editing-duration>PT26S</meta:editing-duration>
    <meta:editing-cycles>1</meta:editing-cycles>
    <meta:document-statistic meta:table-count="0" meta:image-count="0" meta:object-count="0" meta:page-count="2" meta:paragraph-count="93" meta:word-count="500" meta:character-count="4959" meta:non-whitespace-character-count="3878"/>
    <meta:generator>LibreOffice/5.2.7.2$Linux_ARM_EABI LibreOffice_project/20m0$Build-2</meta:generator>
  </office:meta>
</office:document-meta>
</file>